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306cm" fo:min-width="1.056cm"/>
    </style:style>
    <style:style style:name="gr2" style:family="graphic" style:parent-style-name="standard">
      <style:graphic-properties draw:stroke="none" svg:stroke-color="#000000" draw:fill="none" draw:fill-color="#ffffff" fo:min-height="2.15cm"/>
    </style:style>
    <style:style style:name="gr3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14.45cm" fo:min-width="3.5cm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14.45cm" fo:min-width="8.4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3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569cm"/>
    </style:style>
    <style:style style:name="gr9" style:family="graphic" style:parent-style-name="standard">
      <style:graphic-properties draw:stroke="none" svg:stroke-color="#000000" draw:fill="none" draw:fill-color="#ffffff" fo:min-height="0.79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000000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per 58%" fo:font-size="16pt" style:font-size-asian="16pt" style:font-size-complex="16pt"/>
    </style:style>
    <style:style style:name="T5" style:family="text">
      <style:text-properties style:text-position="sub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2cm" svg:height="2.2cm" svg:x="4.326cm" svg:y="4.8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2cm" svg:height="2.2cm" svg:x="4.726cm" svg:y="14.2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5.126cm" svg:y="9.2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4" draw:layer="layout" svg:width="2.2cm" svg:height="2.2cm" svg:x="13.926cm" svg:y="14.101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14.326cm" svg:y="9.4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4" draw:layer="layout" svg:width="2.2cm" svg:height="2.2cm" svg:x="13.525cm" svg:y="4.7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4.1cm" svg:height="14.8cm" svg:x="3.726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cm" svg:height="14.8cm" svg:x="8.726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3.1cm" svg:height="1.55cm" svg:x="4.426cm" svg:y="2.4cm">
          <draw:text-box>
            <text:p>入力層</text:p>
          </draw:text-box>
        </draw:frame>
        <draw:frame draw:style-name="gr5" draw:text-style-name="P6" draw:layer="layout" svg:width="3.1cm" svg:height="1.55cm" svg:x="11.826cm" svg:y="2.3cm">
          <draw:text-box>
            <text:p>隠れ層</text:p>
          </draw:text-box>
        </draw:frame>
        <draw:frame draw:style-name="gr6" draw:text-style-name="P6" draw:layer="layout" svg:width="2.5cm" svg:height="1.15cm" svg:x="1.027cm" svg:y="5.5cm">
          <draw:text-box>
            <text:p>入力1</text:p>
          </draw:text-box>
        </draw:frame>
        <draw:frame draw:style-name="gr6" draw:text-style-name="P6" draw:layer="layout" svg:width="2.5cm" svg:height="1.15cm" svg:x="1.326cm" svg:y="14.9cm">
          <draw:text-box>
            <text:p>入力N</text:p>
          </draw:text-box>
        </draw:frame>
        <draw:frame draw:style-name="gr2" draw:text-style-name="P3" draw:layer="layout" svg:width="1.1cm" svg:height="2.4cm" svg:x="1.827cm" svg:y="9.3cm">
          <draw:text-box>
            <text:p><text:span text:style-name="T2">・</text:span></text:p>
            <text:p><text:span text:style-name="T2">・・</text:span></text:p>
          </draw:text-box>
        </draw:frame>
        <draw:line draw:style-name="gr7" draw:text-style-name="P5" draw:layer="layout" svg:x1="3.127cm" svg:y1="5.9cm" svg:x2="4.327cm" svg:y2="5.9cm">
          <text:p/>
        </draw:line>
        <draw:line draw:style-name="gr7" draw:text-style-name="P5" draw:layer="layout" svg:x1="3.426cm" svg:y1="15.3cm" svg:x2="4.626cm" svg:y2="15.3cm">
          <text:p/>
        </draw:line>
        <draw:line draw:style-name="gr7" draw:text-style-name="P5" draw:layer="layout" svg:x1="6.626cm" svg:y1="5.9cm" svg:x2="13.626cm" svg:y2="5.8cm">
          <text:p/>
        </draw:line>
        <draw:line draw:style-name="gr7" draw:text-style-name="P5" draw:layer="layout" svg:x1="6.626cm" svg:y1="6cm" svg:x2="13.926cm" svg:y2="15.3cm">
          <text:p/>
        </draw:line>
        <draw:frame draw:style-name="gr8" draw:text-style-name="P7" draw:layer="layout" svg:width="1.8cm" svg:height="1.819cm" svg:x="10.026cm" svg:y="4.85cm">
          <draw:text-box>
            <text:p><text:span text:style-name="T3">w</text:span><text:span text:style-name="T4">h</text:span><text:span text:style-name="T5">11</text:span></text:p>
          </draw:text-box>
        </draw:frame>
        <draw:frame draw:style-name="gr8" draw:text-style-name="P7" draw:layer="layout" svg:width="1.8cm" svg:height="1.819cm" svg:x="11.226cm" svg:y="11.25cm">
          <draw:text-box>
            <text:p><text:span text:style-name="T3">w</text:span><text:span text:style-name="T4">h</text:span><text:span text:style-name="T5">1K</text:span></text:p>
          </draw:text-box>
        </draw:frame>
        <draw:line draw:style-name="gr7" draw:text-style-name="P5" draw:layer="layout" svg:x1="12.826cm" svg:y1="4.4cm" svg:x2="13.826cm" svg:y2="5.1cm">
          <text:p/>
        </draw:line>
        <draw:frame draw:style-name="gr9" draw:text-style-name="P7" draw:layer="layout" svg:width="1.5cm" svg:height="1.049cm" svg:x="11.726cm" svg:y="3.4cm">
          <draw:text-box>
            <text:p><text:span text:style-name="T3">b</text:span><text:span text:style-name="T4">h</text:span><text:span text:style-name="T5">1</text:span></text:p>
          </draw:text-box>
        </draw:frame>
        <draw:frame draw:style-name="gr9" draw:text-style-name="P7" draw:layer="layout" svg:width="1.5cm" svg:height="1.049cm" svg:x="11.826cm" svg:y="15.6cm">
          <draw:text-box>
            <text:p><text:span text:style-name="T3">b</text:span><text:span text:style-name="T4">h</text:span><text:span text:style-name="T5">k</text:span></text:p>
          </draw:text-box>
        </draw:frame>
        <draw:line draw:style-name="gr7" draw:text-style-name="P5" draw:layer="layout" svg:x1="12.726cm" svg:y1="16cm" svg:x2="13.826cm" svg:y2="15.5cm">
          <text:p/>
        </draw:line>
        <draw:line draw:style-name="gr7" draw:text-style-name="P5" draw:layer="layout" svg:x1="7.026cm" svg:y1="15.3cm" svg:x2="13.826cm" svg:y2="15.3cm">
          <text:p/>
        </draw:line>
        <draw:line draw:style-name="gr7" draw:text-style-name="P5" draw:layer="layout" svg:x1="6.926cm" svg:y1="15.2cm" svg:x2="13.626cm" svg:y2="5.8cm">
          <text:p/>
        </draw:line>
        <draw:frame draw:style-name="gr8" draw:text-style-name="P7" draw:layer="layout" svg:width="1.8cm" svg:height="1.819cm" svg:x="10.126cm" svg:y="14.3cm">
          <draw:text-box>
            <text:p><text:span text:style-name="T3">w</text:span><text:span text:style-name="T4">h</text:span><text:span text:style-name="T5">NK</text:span></text:p>
          </draw:text-box>
        </draw:frame>
        <draw:frame draw:style-name="gr8" draw:text-style-name="P7" draw:layer="layout" svg:width="1.8cm" svg:height="1.819cm" svg:x="10.126cm" svg:y="7.55cm">
          <draw:text-box>
            <text:p><text:span text:style-name="T3">w</text:span><text:span text:style-name="T4">h</text:span><text:span text:style-name="T5">N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7-12-12T16:19:00.924635582</dc:date>
    <meta:editing-duration>PT44M25S</meta:editing-duration>
    <meta:editing-cycles>26</meta:editing-cycles>
    <meta:generator>LibreOffice/5.1.6.2$Linux_X86_64 LibreOffice_project/10m0$Build-2</meta:generator>
    <meta:document-statistic meta:object-count="27"/>
  </office:meta>
</office:document-meta>
</file>